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st per 1000g</text:p>
          </table:table-cell>
          <table:table-cell office:value-type="string" calcext:value-type="string">
            <text:p>Carbs per 1000g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.04*10" office:value-type="float" office:value="100.4" calcext:value-type="float">
            <text:p>100.4</text:p>
          </table:table-cell>
          <table:table-cell table:formula="of:=SUM([.A2]/[.B2])" office:value-type="float" office:value="0.428286852589642" calcext:value-type="float">
            <text:p>0.4282868526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4.52*10" office:value-type="float" office:value="45.2" calcext:value-type="float">
            <text:p>45.2</text:p>
          </table:table-cell>
          <table:table-cell table:formula="of:=SUM([.A3]/[.B3])" office:value-type="float" office:value="3.51769911504425" calcext:value-type="float">
            <text:p>3.517699115</text:p>
          </table:table-cell>
          <table:table-cell office:value-type="string" calcext:value-type="string">
            <text:p>evaporated mil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54.4*10" office:value-type="float" office:value="544" calcext:value-type="float">
            <text:p>544</text:p>
          </table:table-cell>
          <table:table-cell table:formula="of:=SUM([.A4]/[.B4])" office:value-type="float" office:value="0.772058823529412" calcext:value-type="float">
            <text:p>0.7720588235</text:p>
          </table:table-cell>
          <table:table-cell office:value-type="string" calcext:value-type="string">
            <text:p>condensed milk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table:formula="of:=SUM([.A5]/[.B5])" office:value-type="float" office:value="12.8076923076923" calcext:value-type="float">
            <text:p>12.8076923077</text:p>
          </table:table-cell>
          <table:table-cell office:value-type="string" calcext:value-type="string">
            <text:p>double cr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19:54:44.570135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9:47:54.487377891</meta:creation-date>
    <dc:date>2019-02-02T19:56:29.848622697</dc:date>
    <meta:editing-duration>PT2M29S</meta:editing-duration>
    <meta:editing-cycles>2</meta:editing-cycles>
    <meta:generator>LibreOffice/5.1.6.2$Linux_x86 LibreOffice_project/10m0$Build-2</meta:generator>
    <meta:document-statistic meta:table-count="1" meta:cell-count="18" meta:object-count="0"/>
  </office:meta>
</office:document-meta>
</file>